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AB996360CB4B64DA4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1" text:anchor-type="char" svg:x="-2.124cm" svg:y="-2.986cm" svg:width="5.292cm" svg:height="4.524cm" draw:z-index="1"><draw:image xlink:href="Pictures/10000000000000C8000000AB996360CB4B64DA47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ffffff"/>
      <style:paragraph-properties style:writing-mode="lr-tb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gr1" style:family="graphic">
      <style:graphic-properties draw:stroke="none" svg:stroke-color="#000000" draw:fill="none" draw:fill-color="#ffffff" fo:min-height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name="Forma1" draw:style-name="Mgr1" draw:text-style-name="MP1" svg:width="14.503cm" svg:height="3.502cm" svg:x="3.665cm" svg:y="-1.503cm"><draw:text-box><text:p><text:span text:style-name="MT1">Aluno</text:span>: Pedro Miguel do Vale Ferreira </text:p><text:p><text:span text:style-name="MT1">Numero Mecanográfico:</text:span> 95699</text:p><text:p/><text:p><text:span text:style-name="MT1">Unidade Curricular:</text:span> Arquitetura e Tecnologias de Computadores</text:p><text:p><text:span text:style-name="MT1">Docente</text:span>: Paulo Cardoso</text:p><text:p/><text:p><text:span text:style-name="MT1">Trabalho:</text:span><text:span text:style-name="MT2"> Duvidas anteriores à aula de conceitos nº</text:span></text:p></draw:text-box></draw:frame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0:19:51.299357709</meta:creation-date>
    <dc:date>2022-09-26T10:35:40.453056142</dc:date>
    <meta:editing-duration>PT8M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